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API design, API versioning, CLI tools,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www.php.net" office:name=""><text:span text:style-name="Definition">PHP</text:span></text:a>, <text:a xlink:type="simple" xlink:href="https://www.python.org" office:name=""><text:span text:style-name="Definition">Python</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21:19:03Z</meta:creation-date>
    <dc:date>2025-01-28T21:19:03Z</dc:date>
  </office:meta>
</office:document-meta>
</file>